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RAMIREZ VILELA DE VILELA, DORYS ESTHER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CRIOLL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6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RAMIREZ VILELA DE VILELA, DORYS ESTH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2:03:3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